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5DFCEE921A8237ED.png" manifest:media-type="image/png"/>
  <manifest:file-entry manifest:full-path="Pictures/1000000000000400000003006717C3A1CD50A75E.png" manifest:media-type="image/png"/>
  <manifest:file-entry manifest:full-path="Pictures/1000020100000201000001452775CA7AA5DD7168.png" manifest:media-type="image/png"/>
  <manifest:file-entry manifest:full-path="Pictures/10000201000003F00000006CC1EBD6289139B979.png" manifest:media-type="image/png"/>
  <manifest:file-entry manifest:full-path="Pictures/10000201000003EA00000229610835BF4137F0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DejaVu Sans2" svg:font-family="'DejaVu Sans'"/>
    <style:font-face style:name="Arial2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751cm, 20.797cm, 12.659cm, 4.109cm)" draw:image-opacity="100%" style:mirror="none"/>
    </style:style>
    <style:style style:name="gr7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5.07cm, 15.635cm, 12.661cm, 8.874cm)" draw:image-opacity="100%" style:mirror="none"/>
    </style:style>
    <style:style style:name="gr8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871cm, 11.864cm, 12.46cm, 12.646cm)" draw:image-opacity="100%" style:mirror="none"/>
    </style:style>
    <style:style style:name="gr9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5.269cm, 7.893cm, 13.059cm, 16.417cm)" draw:image-opacity="100%" style:mirror="none"/>
    </style:style>
    <style:style style:name="gr10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871cm, 3.924cm, 12.258cm, 20.587cm)" draw:image-opacity="100%" style:mirror="none"/>
    </style:style>
    <style:style style:name="gr11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9.252cm, 20.401cm, 8.077cm, 4.109cm)" draw:image-opacity="100%" style:mirror="none"/>
    </style:style>
    <style:style style:name="gr12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9.252cm, 15.637cm, 6.489cm, 8.874cm)" draw:image-opacity="100%" style:mirror="none"/>
    </style:style>
    <style:style style:name="gr13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0.271cm, 11.842cm, 6.857cm, 12.868cm)" draw:image-opacity="100%" style:mirror="none"/>
    </style:style>
    <style:style style:name="gr14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9.873cm, 8.067cm, 8.455cm, 16.639cm)" draw:image-opacity="100%" style:mirror="none"/>
    </style:style>
    <style:style style:name="gr15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9.274cm, 4.098cm, 8.455cm, 20.809cm)" draw:image-opacity="100%" style:mirror="none"/>
    </style:style>
    <style:style style:name="gr16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4.254cm, 20.379cm, 3.075cm, 4.132cm)" draw:image-opacity="100%" style:mirror="none"/>
    </style:style>
    <style:style style:name="gr17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4.652cm, 15.215cm, 2.877cm, 8.5cm)" draw:image-opacity="100%" style:mirror="none"/>
    </style:style>
    <style:style style:name="gr18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3.258cm, 8.267cm, 3.276cm, 16.441cm)" draw:image-opacity="100%" style:mirror="none"/>
    </style:style>
    <style:style style:name="gr19" style:family="graphic" style:parent-style-name="Objecte_20_sense_20_emplenament_20_ni_20_líni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3.314cm, 3.502cm, 4.612cm, 20.411cm)" draw:image-opacity="100%" style:mirror="none"/>
    </style:style>
    <style:style style:name="gr20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color="#800080" fo:font-size="20pt" fo:language="ca" fo:country="ES" fo:font-style="italic" fo:font-weight="bold" style:font-size-asian="20pt" style:language-asian="ca" style:country-asian="ES" style:font-style-asian="italic" style:font-weight-asian="bold" style:font-size-complex="20pt" style:language-complex="ca" style:country-complex="ES" style:font-style-complex="italic" style:font-weight-complex="bold"/>
    </style:style>
    <style:style style:name="T3" style:family="text">
      <style:text-properties fo:color="#194a35" fo:font-size="14pt" style:rfc-language-tag="es-ES-u-co-trad" fo:language="es" fo:country="ES" style:font-name-asian="Arial3" style:font-size-asian="14pt" style:rfc-language-tag-asian="es-ES-u-co-trad" style:language-asian="es" style:country-asian="ES" style:font-name-complex="Arial3" style:font-size-complex="14pt" style:rfc-language-tag-complex="es-ES-u-co-trad" style:language-complex="es" style:country-complex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5.918cm">
          <text:p text:style-name="P1"><text:span text:style-name="T1">Imatges per enganxar a les presentac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7cm" svg:height="4.865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g>
          <draw:frame draw:style-name="gr4" draw:text-style-name="P5" draw:layer="layout" svg:width="24.186cm" svg:height="13.347cm" svg:x="0.6cm" svg:y="2.49cm">
            <draw:image xlink:href="Pictures/10000201000003EA00000229610835BF4137F04C.png" xlink:type="simple" xlink:show="embed" xlink:actuate="onLoad" loext:mime-type="image/png">
              <text:p/>
            </draw:image>
          </draw:frame>
          <draw:frame draw:style-name="gr4" draw:text-style-name="P5" draw:layer="layout" svg:width="23.586cm" svg:height="2.526cm" svg:x="1.1cm" svg:y="0.632cm">
            <draw:image xlink:href="Pictures/10000201000003F00000006CC1EBD6289139B979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2.699cm" svg:height="9.524cm" svg:x="3.175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frame draw:style-name="gr4" draw:text-style-name="P5" draw:layer="layout" svg:width="15.768cm" svg:height="9.989cm" svg:x="3.718cm" svg:y="3.8cm">
          <draw:image xlink:href="Pictures/1000020100000201000001452775CA7AA5DD716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3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custom-shape draw:name="Text Box 9" draw:style-name="gr5" draw:text-style-name="P7" draw:layer="layout" svg:width="10.466cm" svg:height="1.107cm" svg:x="8.751cm" svg:y="2cm">
          <text:list text:style-name="L1">
            <text:list-header>
              <text:p text:style-name="P6"><text:span text:style-name="T2">Any DNA can be sequenc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6" draw:text-style-name="P8" draw:layer="layout" svg:width="2.201cm" svg:height="2.919cm" svg:x="4.484cm" svg:y="3.678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0" draw:style-name="gr7" draw:text-style-name="P8" draw:layer="layout" svg:width="2.602cm" svg:height="2.598cm" svg:x="6.988cm" svg:y="3.479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1" draw:style-name="gr8" draw:text-style-name="P8" draw:layer="layout" svg:width="2.601cm" svg:height="2.999cm" svg:x="9.885cm" svg:y="3.735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2" draw:style-name="gr9" draw:text-style-name="P8" draw:layer="layout" svg:width="2.8cm" svg:height="2.002cm" svg:x="13.186cm" svg:y="4.132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3" draw:style-name="gr10" draw:text-style-name="P8" draw:layer="layout" svg:width="2.602cm" svg:height="3.197cm" svg:x="16.688cm" svg:y="3.735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4" draw:style-name="gr11" draw:text-style-name="P8" draw:layer="layout" svg:width="2.597cm" svg:height="3.003cm" svg:x="3.977cm" svg:y="8.533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5" draw:style-name="gr12" draw:text-style-name="P8" draw:layer="layout" svg:width="2.601cm" svg:height="4.599cm" svg:x="7.187cm" svg:y="7.735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6" draw:style-name="gr13" draw:text-style-name="P8" draw:layer="layout" svg:width="2.403cm" svg:height="3.201cm" svg:x="10.286cm" svg:y="8.335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7" draw:style-name="gr14" draw:text-style-name="P8" draw:layer="layout" svg:width="2.403cm" svg:height="2.002cm" svg:x="13.186cm" svg:y="8.132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8" draw:style-name="gr15" draw:text-style-name="P8" draw:layer="layout" svg:width="2.2cm" svg:height="2.602cm" svg:x="16.887cm" svg:y="8.934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9" draw:style-name="gr16" draw:text-style-name="P8" draw:layer="layout" svg:width="2.598cm" svg:height="2.999cm" svg:x="4.087cm" svg:y="13.335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10" draw:style-name="gr17" draw:text-style-name="P8" draw:layer="layout" svg:width="2.593cm" svg:height="2.135cm" svg:x="7.588cm" svg:y="14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12" draw:style-name="gr18" draw:text-style-name="P8" draw:layer="layout" svg:width="2.404cm" svg:height="3.802cm" svg:x="13.785cm" svg:y="11.734cm">
          <draw:image xlink:href="Pictures/1000000000000400000003006717C3A1CD50A75E.png" xlink:type="simple" xlink:show="embed" xlink:actuate="onLoad" loext:mime-type="image/png">
            <text:p/>
          </draw:image>
        </draw:frame>
        <draw:frame draw:name="Picture 4_13" draw:style-name="gr19" draw:text-style-name="P8" draw:layer="layout" svg:width="3.201cm" svg:height="2.399cm" svg:x="16.887cm" svg:y="13.736cm">
          <draw:image xlink:href="Pictures/1000000000000400000003006717C3A1CD50A75E.png" xlink:type="simple" xlink:show="embed" xlink:actuate="onLoad" loext:mime-type="image/png">
            <text:p/>
          </draw:image>
        </draw:frame>
        <draw:custom-shape draw:name="21 CuadroTexto" draw:style-name="gr5" draw:text-style-name="P10" draw:layer="layout" svg:width="4.434cm" svg:height="0.853cm" svg:x="3.295cm" svg:y="6.677cm">
          <text:list text:style-name="L1">
            <text:list-header>
              <text:p text:style-name="P9"><text:span text:style-name="T3">M Tuberculo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8 CuadroTexto" draw:style-name="gr5" draw:text-style-name="P10" draw:layer="layout" svg:width="4.099cm" svg:height="0.853cm" svg:x="9.448cm" svg:y="16.537cm">
          <text:list text:style-name="L1">
            <text:list-header>
              <text:p text:style-name="P9"><text:span text:style-name="T3">SARS-COV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9 CuadroTexto" draw:style-name="gr5" draw:text-style-name="P10" draw:layer="layout" svg:width="3.473cm" svg:height="0.853cm" svg:x="9.357cm" svg:y="6.734cm">
          <text:list text:style-name="L1">
            <text:list-header>
              <text:p text:style-name="P9"><text:span text:style-name="T3">C. elega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0 CuadroTexto" draw:style-name="gr5" draw:text-style-name="P10" draw:layer="layout" svg:width="2.507cm" svg:height="0.853cm" svg:x="13.331cm" svg:y="6.333cm">
          <text:list text:style-name="L1">
            <text:list-header>
              <text:p text:style-name="P9"><text:span text:style-name="T3">Barl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2 CuadroTexto" draw:style-name="gr5" draw:text-style-name="P10" draw:layer="layout" svg:width="3.693cm" svg:height="0.853cm" svg:x="16.271cm" svg:y="6.932cm">
          <text:list text:style-name="L1">
            <text:list-header>
              <text:p text:style-name="P9"><text:span text:style-name="T3">Arabidop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3 CuadroTexto" draw:style-name="gr5" draw:text-style-name="P10" draw:layer="layout" svg:width="3.087cm" svg:height="0.853cm" svg:x="3.587cm" svg:y="11.536cm">
          <text:list text:style-name="L1">
            <text:list-header>
              <text:p text:style-name="P9"><text:span text:style-name="T3">Macca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4 CuadroTexto" draw:style-name="gr5" draw:text-style-name="P10" draw:layer="layout" svg:width="3.799cm" svg:height="0.853cm" svg:x="6.597cm" svg:y="12.334cm">
          <text:list text:style-name="L1">
            <text:list-header>
              <text:p text:style-name="P9"><text:span text:style-name="T3">Neanderth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5 CuadroTexto" draw:style-name="gr5" draw:text-style-name="P10" draw:layer="layout" svg:width="1.928cm" svg:height="0.853cm" svg:x="10.468cm" svg:y="11.734cm">
          <text:list text:style-name="L1">
            <text:list-header>
              <text:p text:style-name="P9"><text:span text:style-name="T3">HI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6 CuadroTexto" draw:style-name="gr5" draw:text-style-name="P10" draw:layer="layout" svg:width="2.728cm" svg:height="0.853cm" svg:x="13.151cm" svg:y="10.134cm">
          <text:list text:style-name="L1">
            <text:list-header>
              <text:p text:style-name="P9"><text:span text:style-name="T3">Toma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7 CuadroTexto" draw:style-name="gr5" draw:text-style-name="P10" draw:layer="layout" svg:width="2.537cm" svg:height="0.853cm" svg:x="16.631cm" svg:y="11.734cm">
          <text:list text:style-name="L1">
            <text:list-header>
              <text:p text:style-name="P9"><text:span text:style-name="T3">Pota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8 CuadroTexto" draw:style-name="gr5" draw:text-style-name="P10" draw:layer="layout" svg:width="3.358cm" svg:height="0.853cm" svg:x="3.502cm" svg:y="16.537cm">
          <text:list text:style-name="L1">
            <text:list-header>
              <text:p text:style-name="P9"><text:span text:style-name="T3">Honeyb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9 CuadroTexto" draw:style-name="gr5" draw:text-style-name="P10" draw:layer="layout" svg:width="3.024cm" svg:height="0.853cm" svg:x="6.876cm" svg:y="16.247cm">
          <text:list text:style-name="L1">
            <text:list-header>
              <text:p text:style-name="P9"><text:span text:style-name="T3">Mamm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30 CuadroTexto" draw:style-name="gr5" draw:text-style-name="P10" draw:layer="layout" svg:width="3.672cm" svg:height="0.853cm" svg:x="6.346cm" svg:y="6.134cm">
          <text:list text:style-name="L1">
            <text:list-header>
              <text:p text:style-name="P9"><text:span text:style-name="T3">S. cervisi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31 CuadroTexto" draw:style-name="gr5" draw:text-style-name="P10" draw:layer="layout" svg:width="4.366cm" svg:height="0.853cm" svg:x="12.767cm" svg:y="15.933cm">
          <text:list text:style-name="L1">
            <text:list-header>
              <text:p text:style-name="P9"><text:span text:style-name="T3">James Wat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32 CuadroTexto" draw:style-name="gr5" draw:text-style-name="P10" draw:layer="layout" svg:width="3.634cm" svg:height="0.853cm" svg:x="16.796cm" svg:y="16.334cm">
          <text:list text:style-name="L1">
            <text:list-header>
              <text:p text:style-name="P9"><text:span text:style-name="T3">Grape w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1" draw:layer="layout" svg:width="2.64cm" svg:height="2.64cm" svg:x="10.56cm" svg:y="13.36cm">
          <draw:image xlink:href="Pictures/10000000000000E1000000E15DFCEE921A8237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DejaVu Sans2" svg:font-family="'DejaVu Sans'"/>
    <style:font-face style:name="Arial2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er_20_defecte-background" style:display-name="Per defecte-background" style:family="presentation">
      <style:graphic-properties draw:stroke="none" draw:fill="solid" draw:fill-color="#ffffff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er_20_defecte-outline2" style:display-name="Per defecte-outline2" style:family="presentation" style:parent-style-name="Per_20_defect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Per_20_defecte-outline3" style:display-name="Per defecte-outline3" style:family="presentation" style:parent-style-name="Per_20_defect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er_20_defecte-outline4" style:display-name="Per defecte-outline4" style:family="presentation" style:parent-style-name="Per_20_defect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7cm" svg:height="3.172cm" svg:x="1.27cm" svg:y="0.7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Mdp1">
      <draw:frame presentation:style-name="Per_20_defecte-title" draw:layer="backgroundobjects" svg:width="22.859cm" svg:height="3.18cm" svg:x="1.27cm" svg:y="0.76cm" presentation:class="title" presentation:placeholder="true">
        <draw:text-box/>
      </draw:frame>
      <draw:frame presentation:style-name="Per_20_defec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7cm" svg:height="3.172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matges per la pindola sobre Multiple Testing</dc:title>
    <meta:initial-creator>alex</meta:initial-creator>
    <meta:editing-cycles>36</meta:editing-cycles>
    <meta:creation-date>2019-10-19T11:03:15</meta:creation-date>
    <dc:date>2021-04-29T21:40:28.209120469</dc:date>
    <dc:language>en-US</dc:language>
    <meta:editing-duration>PT21H36M31S</meta:editing-duration>
    <meta:generator>LibreOffice/6.4.7.2$Linux_X86_64 LibreOffice_project/40$Build-2</meta:generator>
    <meta:document-statistic meta:object-count="8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